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39in"/>
    </style:style>
    <style:style style:name="co8" style:family="table-column">
      <style:table-column-properties fo:break-before="auto" style:column-width="0.6909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445in"/>
    </style:style>
    <style:style style:name="co11" style:family="table-column">
      <style:table-column-properties fo:break-before="auto" style:column-width="0.670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2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language="en" fo:country="US" fo:font-weight="normal" style:font-name-asian="Arial Unicode MS1" style:language-asian="en" style:country-asian="US" style:font-weight-asian="normal" style:font-name-complex="Arial Unicode MS1" style:language-complex="en" style:country-complex="US" style:font-weight-complex="normal"/>
    </style:style>
    <style:style style:name="ce4" style:family="table-cell" style:parent-style-name="Default">
      <style:text-properties style:font-name="Arial2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1003" table:default-cell-style-name="ce1"/>
        <table:table-column table:style-name="co12" table:number-columns-repeated="2" table:default-cell-style-name="Default"/>
        <table:table-row table:style-name="ro1">
          <table:table-cell office:value-type="string">
            <text:p>name: [</text:p>
          </table:table-cell>
          <table:table-cell table:style-name="ce2" office:value-type="string">
            <text:p><text:span text:style-name="T1">'R</text:span><text:span text:style-name="T2">_SFE',</text:span></text:p>
          </table:table-cell>
          <table:table-cell table:style-name="ce3" office:value-type="string">
            <text:p>'L_SFE',</text:p>
          </table:table-cell>
          <table:table-cell office:value-type="string">
            <text:p>'R_SAA',</text:p>
          </table:table-cell>
          <table:table-cell office:value-type="string">
            <text:p>'L_SAA',</text:p>
          </table:table-cell>
          <table:table-cell office:value-type="string">
            <text:p>'R_EB',</text:p>
          </table:table-cell>
          <table:table-cell table:style-name="ce4" office:value-type="string">
            <text:p>'L_EB',</text:p>
          </table:table-cell>
          <table:table-cell office:value-type="string">
            <text:p>'R_HAA',</text:p>
          </table:table-cell>
          <table:table-cell office:value-type="string">
            <text:p>'L_HAA',</text:p>
          </table:table-cell>
          <table:table-cell office:value-type="string">
            <text:p>'R_HR',</text:p>
          </table:table-cell>
          <table:table-cell office:value-type="string">
            <text:p>'L_HR',</text:p>
          </table:table-cell>
          <table:table-cell office:value-type="string">
            <text:p>'R_HFE',</text:p>
          </table:table-cell>
          <table:table-cell office:value-type="string">
            <text:p>'L_HFE',</text:p>
          </table:table-cell>
          <table:table-cell office:value-type="string">
            <text:p>'R_KFE',</text:p>
          </table:table-cell>
          <table:table-cell office:value-type="string">
            <text:p>'L_KFE',</text:p>
          </table:table-cell>
          <table:table-cell office:value-type="string">
            <text:p>'R_AFE',</text:p>
          </table:table-cell>
          <table:table-cell office:value-type="string">
            <text:p>'L_AFE',</text:p>
          </table:table-cell>
          <table:table-cell office:value-type="string">
            <text:p>'R_AR',</text:p>
          </table:table-cell>
          <table:table-cell office:value-type="string">
            <text:p>'L_AR' ]</text:p>
          </table:table-cell>
          <table:table-cell table:number-columns-repeated="1005"/>
        </table:table-row>
        <table:table-row table:style-name="ro1">
          <table:table-cell office:value-type="string">
            <text:p>servo_number: [</text:p>
          </table:table-cell>
          <table:table-cell office:value-type="string">
            <text:p>1,</text:p>
          </table:table-cell>
          <table:table-cell office:value-type="string">
            <text:p>2,</text:p>
          </table:table-cell>
          <table:table-cell office:value-type="string">
            <text:p>3,</text:p>
          </table:table-cell>
          <table:table-cell office:value-type="string">
            <text:p>4,</text:p>
          </table:table-cell>
          <table:table-cell office:value-type="string">
            <text:p>5,</text:p>
          </table:table-cell>
          <table:table-cell office:value-type="string">
            <text:p>6,</text:p>
          </table:table-cell>
          <table:table-cell office:value-type="string">
            <text:p>7,</text:p>
          </table:table-cell>
          <table:table-cell office:value-type="string">
            <text:p>8,</text:p>
          </table:table-cell>
          <table:table-cell office:value-type="string">
            <text:p>9,</text:p>
          </table:table-cell>
          <table:table-cell office:value-type="string">
            <text:p>10,</text:p>
          </table:table-cell>
          <table:table-cell office:value-type="string">
            <text:p>11,</text:p>
          </table:table-cell>
          <table:table-cell office:value-type="string">
            <text:p>12,</text:p>
          </table:table-cell>
          <table:table-cell office:value-type="string">
            <text:p>13,</text:p>
          </table:table-cell>
          <table:table-cell office:value-type="string">
            <text:p>14,</text:p>
          </table:table-cell>
          <table:table-cell office:value-type="string">
            <text:p>15,</text:p>
          </table:table-cell>
          <table:table-cell office:value-type="string">
            <text:p>16,</text:p>
          </table:table-cell>
          <table:table-cell office:value-type="string">
            <text:p>17,</text:p>
          </table:table-cell>
          <table:table-cell office:value-type="string">
            <text:p>18 ]</text:p>
          </table:table-cell>
          <table:table-cell table:number-columns-repeated="1005"/>
        </table:table-row>
        <table:table-row table:style-name="ro1">
          <table:table-cell office:value-type="string">
            <text:p>joint_encoder_offset: [</text:p>
          </table:table-cell>
          <table:table-cell office:value-type="string">
            <text:p>200,</text:p>
          </table:table-cell>
          <table:table-cell office:value-type="string">
            <text:p>822,</text:p>
          </table:table-cell>
          <table:table-cell office:value-type="string">
            <text:p>264,</text:p>
          </table:table-cell>
          <table:table-cell office:value-type="string">
            <text:p>748,</text:p>
          </table:table-cell>
          <table:table-cell office:value-type="string">
            <text:p>460,</text:p>
          </table:table-cell>
          <table:table-cell office:value-type="string">
            <text:p>560,</text:p>
          </table:table-cell>
          <table:table-cell office:value-type="string">
            <text:p>343,</text:p>
          </table:table-cell>
          <table:table-cell office:value-type="string">
            <text:p>661,</text:p>
          </table:table-cell>
          <table:table-cell office:value-type="string">
            <text:p>509,</text:p>
          </table:table-cell>
          <table:table-cell office:value-type="string">
            <text:p>510,</text:p>
          </table:table-cell>
          <table:table-cell office:value-type="string">
            <text:p>513,</text:p>
          </table:table-cell>
          <table:table-cell office:value-type="string">
            <text:p>507,</text:p>
          </table:table-cell>
          <table:table-cell office:value-type="string">
            <text:p>521,</text:p>
          </table:table-cell>
          <table:table-cell office:value-type="string">
            <text:p>506,</text:p>
          </table:table-cell>
          <table:table-cell office:value-type="string">
            <text:p>509,</text:p>
          </table:table-cell>
          <table:table-cell table:number-columns-repeated="2" office:value-type="string">
            <text:p>510,</text:p>
          </table:table-cell>
          <table:table-cell office:value-type="string">
            <text:p>511 ]</text:p>
          </table:table-cell>
          <table:table-cell table:number-columns-repeated="1005"/>
        </table:table-row>
        <table:table-row table:style-name="ro1">
          <table:table-cell office:value-type="string">
            <text:p>angle_max: [</text:p>
          </table:table-cell>
          <table:table-cell table:number-columns-repeated="17" office:value-type="string">
            <text:p>2.0,</text:p>
          </table:table-cell>
          <table:table-cell office:value-type="string">
            <text:p>2.0 ]</text:p>
          </table:table-cell>
          <table:table-cell table:number-columns-repeated="1005"/>
        </table:table-row>
        <table:table-row table:style-name="ro1">
          <table:table-cell office:value-type="string">
            <text:p>angle_min: [</text:p>
          </table:table-cell>
          <table:table-cell table:number-columns-repeated="17" office:value-type="string">
            <text:p>-2.0,</text:p>
          </table:table-cell>
          <table:table-cell office:value-type="string">
            <text:p>-2.0 ]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 table:number-rows-repeated="6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3:31:39</meta:creation-date>
    <dc:date>2012-04-13T17:16:06</dc:date>
    <meta:editing-duration>PT3H42M28S</meta:editing-duration>
    <meta:editing-cycles>13</meta:editing-cycles>
    <meta:generator>LibreOffice/3.5$MacOSX_x86 LibreOffice_project/7e68ba2-a744ebf-1f241b7-c506db1-7d53735</meta:generator>
    <meta:document-statistic meta:table-count="3" meta:cell-count="95" meta:object-count="0"/>
  </office:meta>
</office:document-meta>
</file>